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1ebb952" officeooo:paragraph-rsid="01ebb95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1pt" officeooo:paragraph-rsid="01e7cca6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1pt" officeooo:paragraph-rsid="01ebb952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1pt" officeooo:paragraph-rsid="01ef5307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1pt" officeooo:rsid="01ebb952" officeooo:paragraph-rsid="01ebb952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1pt" officeooo:rsid="01ebb952" officeooo:paragraph-rsid="01ed4313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1pt" officeooo:rsid="01ebb952" officeooo:paragraph-rsid="01ef080f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1pt" officeooo:rsid="01ebb952" officeooo:paragraph-rsid="01ef5307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Courier New" fo:font-size="11pt" fo:font-style="italic" officeooo:rsid="01ebb952" officeooo:paragraph-rsid="01ebb952" style:font-size-asian="11pt" style:font-style-asian="italic" style:font-size-complex="11pt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style:font-name="Courier New" fo:font-size="11pt" fo:font-style="italic" officeooo:rsid="01ebb952" officeooo:paragraph-rsid="01ef5307" style:font-size-asian="11pt" style:font-style-asian="italic" style:font-size-complex="11pt" style:font-style-complex="italic"/>
    </style:style>
    <style:style style:name="P13" style:family="paragraph" style:parent-style-name="Table_20_Contents">
      <style:paragraph-properties fo:text-align="start" style:justify-single-word="false"/>
      <style:text-properties style:font-name="Courier New" fo:font-size="11pt" fo:font-style="italic" officeooo:paragraph-rsid="01ef5307" style:font-size-asian="11pt" style:font-style-asian="italic" style:font-size-complex="11pt" style:font-style-complex="italic"/>
    </style:style>
    <style:style style:name="P14" style:family="paragraph" style:parent-style-name="Table_20_Contents">
      <style:paragraph-properties fo:text-align="start" style:justify-single-word="false"/>
      <style:text-properties style:font-name="Courier New" fo:font-size="11pt" fo:font-style="italic" officeooo:paragraph-rsid="01e7cca6" style:font-size-asian="11pt" style:font-style-asian="italic" style:font-size-complex="11pt" style:font-style-complex="italic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1pt" fo:font-weight="bold" officeooo:rsid="01ebb952" officeooo:paragraph-rsid="01ebb952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 fo:break-before="page"/>
      <style:text-properties style:font-name="Courier New" fo:font-size="11pt" officeooo:paragraph-rsid="01e7cca6" style:font-size-asian="11pt" style:font-size-complex="11pt"/>
    </style:style>
    <style:style style:name="P17" style:family="paragraph" style:parent-style-name="Table_20_Contents">
      <style:paragraph-properties fo:text-align="start" style:justify-single-word="false" fo:break-before="page"/>
      <style:text-properties style:font-name="Courier New" fo:font-size="11pt" fo:font-weight="bold" officeooo:rsid="01ebb952" officeooo:paragraph-rsid="01ebb952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 fo:break-before="page"/>
      <style:text-properties style:font-name="Courier New" fo:font-size="11pt" fo:font-weight="bold" officeooo:paragraph-rsid="01e7cca6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Liberation Serif"/>
    </style:style>
    <style:style style:name="P20" style:family="paragraph" style:parent-style-name="Standard">
      <style:text-properties style:font-name="Liberation Serif" fo:font-size="10pt" fo:font-style="normal" officeooo:rsid="01e03e6a" style:font-size-asian="10pt" style:font-style-asian="normal" style:font-size-complex="10pt" style:font-style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1e03e6a" officeooo:paragraph-rsid="01f1edfc" style:font-size-asian="10pt" style:font-style-asian="normal" style:font-weight-asian="normal" style:font-size-complex="10pt" style:font-style-complex="normal" style:font-weight-complex="normal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1ed4313" style:font-style-asian="italic" style:font-style-complex="italic"/>
    </style:style>
    <style:style style:name="T4" style:family="text">
      <style:text-properties fo:font-style="italic" officeooo:rsid="01ef080f" style:font-style-asian="italic" style:font-style-complex="italic"/>
    </style:style>
    <style:style style:name="T5" style:family="text">
      <style:text-properties officeooo:rsid="01ed4313"/>
    </style:style>
    <style:style style:name="T6" style:family="text">
      <style:text-properties officeooo:rsid="01ee8dff"/>
    </style:style>
    <style:style style:name="T7" style:family="text">
      <style:text-properties officeooo:rsid="01ef080f"/>
    </style:style>
    <style:style style:name="T8" style:family="text">
      <style:text-properties officeooo:rsid="01ef5307"/>
    </style:style>
    <style:style style:name="T9" style:family="text">
      <style:text-properties officeooo:rsid="01e8795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840c47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ublic class Sprite</text:p>
      <text:p text:style-name="P7">{</text:p>
      <text:p text:style-name="P4"><text:s text:c="3"/>// ...</text:p>
      <text:p text:style-name="P4"/>
      <text:p text:style-name="P4"><text:s text:c="3"/>public boolean berührtLinks(GameWindow pwin)</text:p>
      <text:p text:style-name="P4"><text:s text:c="3"/>{</text:p>
      <text:p text:style-name="P4"><text:s text:c="6"/>if (x &lt; 0)</text:p>
      <text:p text:style-name="P4"><text:s text:c="6"/>{</text:p>
      <text:p text:style-name="P4"><text:s text:c="9"/>return true;</text:p>
      <text:p text:style-name="P4"><text:s text:c="6"/>}</text:p>
      <text:p text:style-name="P4"><text:s text:c="6"/>return false;</text:p>
      <text:p text:style-name="P4"><text:s text:c="3"/>}</text:p>
      <text:p text:style-name="P4"><text:s text:c="4"/></text:p>
      <text:p text:style-name="P4"><text:s text:c="3"/>public boolean berührtRechts(GameWindow pwin)</text:p>
      <text:p text:style-name="P4"><text:s text:c="3"/>{</text:p>
      <text:p text:style-name="P4"><text:s text:c="6"/>if (x + image.getWidth() &gt; pwin.getWidth())</text:p>
      <text:p text:style-name="P4"><text:s text:c="6"/>{</text:p>
      <text:p text:style-name="P4"><text:s text:c="9"/>return true;</text:p>
      <text:p text:style-name="P4"><text:s text:c="6"/>}</text:p>
      <text:p text:style-name="P4"><text:s text:c="6"/>return false;</text:p>
      <text:p text:style-name="P4"><text:s text:c="3"/>}</text:p>
      <text:p text:style-name="P4"/>
      <text:p text:style-name="P4"><text:s text:c="3"/>public boolean berührtOben(GameWindow pwin)</text:p>
      <text:p text:style-name="P4"><text:s text:c="3"/>{</text:p>
      <text:p text:style-name="P4"><text:s text:c="6"/>if (y &lt; 0) </text:p>
      <text:p text:style-name="P4"><text:s text:c="6"/>{</text:p>
      <text:p text:style-name="P4"><text:s text:c="9"/>return true;</text:p>
      <text:p text:style-name="P4"><text:s text:c="6"/>}</text:p>
      <text:p text:style-name="P4"><text:s text:c="6"/>return false;</text:p>
      <text:p text:style-name="P4"><text:s text:c="3"/>}</text:p>
      <text:p text:style-name="P4"><text:s text:c="4"/></text:p>
      <text:p text:style-name="P4"><text:s text:c="3"/>public boolean berührtUnten(GameWindow pwin)</text:p>
      <text:p text:style-name="P4"><text:s text:c="3"/>{</text:p>
      <text:p text:style-name="P4"><text:s text:c="6"/>if (y + image.getHeight() &gt; pwin.getHeight()) </text:p>
      <text:p text:style-name="P4"><text:s text:c="6"/>{</text:p>
      <text:p text:style-name="P4"><text:s text:c="9"/>return true;</text:p>
      <text:p text:style-name="P4"><text:s text:c="6"/>}</text:p>
      <text:p text:style-name="P4"><text:s text:c="6"/>return false;</text:p>
      <text:p text:style-name="P4"><text:s text:c="3"/>}</text:p>
      <text:p text:style-name="P4"/>
      <text:p text:style-name="P4"><text:s text:c="3"/>public boolean berührt(GameWindow pwin)</text:p>
      <text:p text:style-name="P4"><text:s text:c="3"/>{</text:p>
      <text:p text:style-name="P5"><text:s text:c="6"/>if ( berührtLinks(pwin) || berührtRechts(pwin) ||</text:p>
      <text:p text:style-name="P5"><text:s text:c="11"/>berührtOben(pwin) <text:s/>|| berührtUnten(pwin) )</text:p>
      <text:p text:style-name="P4"><text:s text:c="6"/>{</text:p>
      <text:p text:style-name="P4"><text:s text:c="9"/>return true;</text:p>
      <text:p text:style-name="P4"><text:s text:c="6"/>}</text:p>
      <text:p text:style-name="P4"><text:s text:c="6"/>return false;</text:p>
      <text:p text:style-name="P4"><text:s text:c="3"/>}</text:p>
      <text:p text:style-name="P4"/>
      <text:p text:style-name="P4"/>
      <text:p text:style-name="P16"><text:s text:c="3"/>public boolean berührt(Sprite psp)</text:p>
      <text:p text:style-name="P4"><text:s text:c="3"/>{</text:p>
      <text:p text:style-name="P4"><text:s text:c="6"/>if (x + image.getWidth() &lt; psp.getX())</text:p>
      <text:p text:style-name="P4"><text:s text:c="6"/>{</text:p>
      <text:p text:style-name="P4"><text:s text:c="9"/>return false;</text:p>
      <text:p text:style-name="P4"><text:s text:c="6"/>}</text:p>
      <text:p text:style-name="P4"><text:s text:c="6"/>if (x &gt; psp.getX() + psp.getWidth()) </text:p>
      <text:p text:style-name="P4"><text:s text:c="6"/>{</text:p>
      <text:p text:style-name="P4"><text:s text:c="9"/>return false;</text:p>
      <text:p text:style-name="P4"><text:s text:c="6"/>}</text:p>
      <text:p text:style-name="P4"><text:s text:c="6"/>if (y + image.getHeight() &lt; psp.getY())</text:p>
      <text:p text:style-name="P4"><text:s text:c="6"/>{</text:p>
      <text:p text:style-name="P4"><text:s text:c="9"/>return false;</text:p>
      <text:p text:style-name="P4"><text:s text:c="6"/>}</text:p>
      <text:p text:style-name="P4"><text:s text:c="6"/>if (y &gt; psp.getY() + psp.getHeight()) </text:p>
      <text:p text:style-name="P4"><text:s text:c="6"/>{</text:p>
      <text:p text:style-name="P4"><text:s text:c="9"/>return false;</text:p>
      <text:p text:style-name="P4"><text:s text:c="6"/>}</text:p>
      <text:p text:style-name="P4"><text:s text:c="6"/>return true;</text:p>
      <text:p text:style-name="P4"><text:s text:c="3"/>}</text:p>
      <text:p text:style-name="P7">}</text:p>
      <text:p text:style-name="P7"/>
      <text:p text:style-name="P7"/>
      <text:p text:style-name="P15"><text:span text:style-name="T5">public </text:span>class Abprallen</text:p>
      <text:p text:style-name="P7">{</text:p>
      <text:p text:style-name="P7"><text:s text:c="3"/>// ...</text:p>
      <text:p text:style-name="P7"/>
      <text:p text:style-name="P7"><text:s text:c="3"/>public void main()</text:p>
      <text:p text:style-name="P7"><text:s text:c="3"/>{</text:p>
      <text:p text:style-name="P7"><text:s text:c="6"/>sp1.setPosition(</text:p>
      <text:p text:style-name="P7"><text:s text:c="9"/>Math.random() * (window.getWidth() - sp1.getWidth()), </text:p>
      <text:p text:style-name="P7"><text:s text:c="9"/>Math.random() * (window.getHeight() - sp1.getHeight()));</text:p>
      <text:p text:style-name="P7"><text:s text:c="6"/>sp1.setRichtung(Math.random() * 360.0);</text:p>
      <text:p text:style-name="P7"><text:s text:c="6"/>sp1.setSpeed(Math.random() * 10.0 + 5.0);</text:p>
      <text:p text:style-name="P7"/>
      <text:p text:style-name="P7"><text:span text:style-name="T2"><text:s text:c="6"/>// sp2 </text:span><text:span text:style-name="T3">bis</text:span><text:span text:style-name="T2"> sp</text:span><text:span text:style-name="T3">5</text:span><text:span text:style-name="T2"> genauso</text:span> <text:s text:c="7"/></text:p>
      <text:p text:style-name="P7"/>
      <text:p text:style-name="P7"><text:s text:c="6"/>while (true)</text:p>
      <text:p text:style-name="P7"><text:s text:c="6"/>{</text:p>
      <text:p text:style-name="P7"><text:s text:c="9"/>sp1.bewege();</text:p>
      <text:p text:style-name="P7"><text:s text:c="9"/>if (sp1.berührtOben(window) || sp1.berührtUnten(window))</text:p>
      <text:p text:style-name="P7"><text:s text:c="9"/><text:span text:style-name="T6">{</text:span></text:p>
      <text:p text:style-name="P7"><text:s text:c="12"/>sp1.pralleAbHorizontal();</text:p>
      <text:p text:style-name="P7"><text:s text:c="9"/><text:span text:style-name="T6">}</text:span></text:p>
      <text:p text:style-name="P7"><text:s text:c="9"/>if (sp1.berührtLinks(window) || sp1.berührtRechts(window))</text:p>
      <text:p text:style-name="P7"><text:s text:c="9"/><text:span text:style-name="T6">{</text:span></text:p>
      <text:p text:style-name="P7"><text:s text:c="12"/>sp1.pralleAbVertikal();</text:p>
      <text:p text:style-name="P7"><text:s text:c="9"/><text:span text:style-name="T6">}</text:span></text:p>
      <text:p text:style-name="P8"><text:s text:c="9"/><text:span text:style-name="T2">// sp2 </text:span><text:span text:style-name="T3">bis</text:span><text:span text:style-name="T2"> sp</text:span><text:span text:style-name="T3">5</text:span><text:span text:style-name="T2"> genauso</text:span></text:p>
      <text:p text:style-name="P7"><text:s text:c="12"/></text:p>
      <text:p text:style-name="P7"><text:s text:c="9"/>window.clear();</text:p>
      <text:p text:style-name="P7"><text:s text:c="9"/>sp1.draw(window); <text:span text:style-name="T2">// sp2 </text:span><text:span text:style-name="T3">bis</text:span><text:span text:style-name="T2"> sp</text:span><text:span text:style-name="T3">5</text:span><text:span text:style-name="T2"> genauso</text:span></text:p>
      <text:p text:style-name="P8"><text:s text:c="9"/>window.paintFrame();</text:p>
      <text:p text:style-name="P7"><text:s text:c="6"/>}</text:p>
      <text:p text:style-name="P7"><text:s text:c="3"/>}</text:p>
      <text:p text:style-name="P7">}</text:p>
      <text:p text:style-name="P15"/>
      <text:p text:style-name="P17"><text:span text:style-name="T7">public </text:span>class Fangen</text:p>
      <text:p text:style-name="P7">{</text:p>
      <text:p text:style-name="P11"><text:s text:c="3"/>// ...</text:p>
      <text:p text:style-name="P7"/>
      <text:p text:style-name="P7"><text:s text:c="3"/>public void main()</text:p>
      <text:p text:style-name="P7"><text:s text:c="3"/>{</text:p>
      <text:p text:style-name="P7"><text:s text:c="6"/>boolean gefangen;</text:p>
      <text:p text:style-name="P7"/>
      <text:p text:style-name="P7"><text:s text:c="6"/>sp1.setPosition(100, (window.getHeight()-sp1.getHeight()) / 2);</text:p>
      <text:p text:style-name="P9"><text:s text:c="6"/>sp2.setPosition(window.getWidth() - sp2.getWidth() - 100,</text:p>
      <text:p text:style-name="P9"><text:s text:c="22"/>(window.getHeight()-sp2.getHeight()) / 2);</text:p>
      <text:p text:style-name="P7"><text:s text:c="6"/>sp1.setSpeed(5);</text:p>
      <text:p text:style-name="P7"><text:s text:c="6"/>sp2.setSpeed(5);</text:p>
      <text:p text:style-name="P9"/>
      <text:p text:style-name="P9"><text:s text:c="6"/>window.setFont( new Font("Verdana", Font.BOLD, 80) );</text:p>
      <text:p text:style-name="P9"><text:s text:c="6"/>window.setFontColor( new Color(0f, 1f, 0f) );</text:p>
      <text:p text:style-name="P9"/>
      <text:p text:style-name="P7"><text:s text:c="6"/>gefangen = false;</text:p>
      <text:p text:style-name="P7"><text:s text:c="6"/>while (gefangen == false)</text:p>
      <text:p text:style-name="P7"><text:s text:c="6"/>{</text:p>
      <text:p text:style-name="P7"><text:s text:c="9"/><text:span text:style-name="T2">// Spieler 1: WASD</text:span></text:p>
      <text:p text:style-name="P7"><text:s text:c="9"/>if (window.isKeyDown(KeyEvent.VK_D)) </text:p>
      <text:p text:style-name="P7"><text:s text:c="9"/>{</text:p>
      <text:p text:style-name="P7"><text:s text:c="12"/>sp1.setRichtung(0);</text:p>
      <text:p text:style-name="P7"><text:s text:c="12"/>sp1.bewege();</text:p>
      <text:p text:style-name="P7"><text:s text:c="9"/>}</text:p>
      <text:p text:style-name="P7"><text:s text:c="9"/><text:span text:style-name="T2">// </text:span><text:span text:style-name="T4">die anderen Richtungen analog mit VK_A, VK_W, VK_S</text:span></text:p>
      <text:p text:style-name="P7"/>
      <text:p text:style-name="P7"><text:s text:c="9"/><text:span text:style-name="T2">// Spieler 2: Pfeiltasten</text:span></text:p>
      <text:p text:style-name="P7"><text:s text:c="9"/>if (window.isKeyDown(KeyEvent.VK_RIGHT)) </text:p>
      <text:p text:style-name="P7"><text:s text:c="9"/>{</text:p>
      <text:p text:style-name="P7"><text:s text:c="12"/>sp2.setRichtung(0);</text:p>
      <text:p text:style-name="P7"><text:s text:c="12"/>sp2.bewege();</text:p>
      <text:p text:style-name="P7"><text:s text:c="9"/>}</text:p>
      <text:p text:style-name="P9"><text:span text:style-name="T2"><text:s text:c="9"/>// </text:span><text:span text:style-name="T4">die anderen Richtungen analog mit VK_LEFT usw.</text:span></text:p>
      <text:p text:style-name="P9"/>
      <text:p text:style-name="P7"><text:s text:c="9"/>window.clear();</text:p>
      <text:p text:style-name="P7"><text:s text:c="9"/>sp1.draw(window);</text:p>
      <text:p text:style-name="P7"><text:s text:c="9"/>sp2.draw(window);</text:p>
      <text:p text:style-name="P7"><text:s text:c="9"/>window.paintFrame();</text:p>
      <text:p text:style-name="P7"/>
      <text:p text:style-name="P7"><text:s text:c="9"/>// Berührung?</text:p>
      <text:p text:style-name="P7"><text:s text:c="9"/>if (sp1.berührt(sp2))</text:p>
      <text:p text:style-name="P7"><text:s text:c="9"/>{</text:p>
      <text:p text:style-name="P7"><text:s text:c="13"/>window.drawString("Gefangen!!", 180, 300);</text:p>
      <text:p text:style-name="P7"><text:s text:c="13"/>window.paintFrame();</text:p>
      <text:p text:style-name="P7"><text:s text:c="13"/>gefangen = true;</text:p>
      <text:p text:style-name="P7"><text:s text:c="9"/>}</text:p>
      <text:p text:style-name="P7"><text:s text:c="6"/>}</text:p>
      <text:p text:style-name="P7"><text:s text:c="3"/>}</text:p>
      <text:p text:style-name="P7">}</text:p>
      <text:p text:style-name="P4"/>
      <text:p text:style-name="P18"><text:span text:style-name="T8">public </text:span>class Pong</text:p>
      <text:p text:style-name="P4">{</text:p>
      <text:p text:style-name="P12"><text:s text:c="3"/>// ...</text:p>
      <text:p text:style-name="P10"/>
      <text:p text:style-name="P6"><text:s text:c="3"/>public void main()</text:p>
      <text:p text:style-name="P4"><text:s text:c="3"/>{</text:p>
      <text:p text:style-name="P4"><text:s text:c="6"/>spSchlag1.setPosition(30.0, 240.0);</text:p>
      <text:p text:style-name="P4"><text:s text:c="6"/>spSchlag1.setSpeed(5.0);</text:p>
      <text:p text:style-name="P4"><text:s text:c="8"/></text:p>
      <text:p text:style-name="P4"><text:s text:c="6"/>spSchlag2.setPosition(740.0, 240.0);</text:p>
      <text:p text:style-name="P4"><text:s text:c="6"/>spSchlag2.setSpeed(5.0);</text:p>
      <text:p text:style-name="P4"><text:s text:c="8"/></text:p>
      <text:p text:style-name="P4"><text:s text:c="6"/>spBall.setPosition(350.0, 250.0);</text:p>
      <text:p text:style-name="P4"><text:s text:c="6"/>spBall.setSpeed(10.0);</text:p>
      <text:p text:style-name="P4"><text:s text:c="6"/>spBall.setRichtung(30.0);</text:p>
      <text:p text:style-name="P4"/>
      <text:p text:style-name="P4"><text:s text:c="6"/>Font font = new Font("Verdana", Font.BOLD, 54);</text:p>
      <text:p text:style-name="P4"><text:s text:c="6"/>window.setFont(font);</text:p>
      <text:p text:style-name="P4"><text:s text:c="6"/>window.setFontColor(new Color(0, 19, 127));</text:p>
      <text:p text:style-name="P4"><text:s text:c="8"/></text:p>
      <text:p text:style-name="P4"><text:s text:c="6"/>while (true)</text:p>
      <text:p text:style-name="P4"><text:s text:c="6"/>{ <text:s text:c="10"/></text:p>
      <text:p text:style-name="P14"><text:s text:c="9"/>// Bewegung Schläger</text:p>
      <text:p text:style-name="P4"><text:s text:c="9"/>if (window.isKeyDown(KeyEvent.VK_W))</text:p>
      <text:p text:style-name="P4"><text:s text:c="9"/>{</text:p>
      <text:p text:style-name="P4"><text:s text:c="12"/>spSchlag1.setRichtung(270.0);</text:p>
      <text:p text:style-name="P4"><text:s text:c="12"/>spSchlag1.bewege();</text:p>
      <text:p text:style-name="P4"><text:s text:c="9"/>} <text:s text:c="11"/></text:p>
      <text:p text:style-name="P4"><text:s text:c="9"/>if (window.isKeyDown(KeyEvent.VK_S))</text:p>
      <text:p text:style-name="P4"><text:s text:c="9"/>{</text:p>
      <text:p text:style-name="P4"><text:s text:c="12"/>spSchlag1.setRichtung(90.0);</text:p>
      <text:p text:style-name="P4"><text:s text:c="12"/>spSchlag1.bewege();</text:p>
      <text:p text:style-name="P4"><text:s text:c="9"/>}</text:p>
      <text:p text:style-name="P13"><text:s text:c="9"/>// <text:span text:style-name="T8">spSchlag2 analog mit VK_UP, VK_DOWN</text:span></text:p>
      <text:p text:style-name="P6"/>
      <text:p text:style-name="P14"><text:s text:c="9"/>// Bewegung Ball</text:p>
      <text:p text:style-name="P4"><text:s text:c="9"/>spBall.bewege();</text:p>
      <text:p text:style-name="P4"><text:s text:c="9"/>if (spBall.berührt(spSchlag1) || spBall.berührt(spSchlag2))</text:p>
      <text:p text:style-name="P4"><text:s text:c="9"/>{</text:p>
      <text:p text:style-name="P4"><text:s text:c="12"/>spBall.pralleAbVertikal();</text:p>
      <text:p text:style-name="P4"><text:s text:c="9"/>}</text:p>
      <text:p text:style-name="P4"><text:s text:c="9"/>if (spBall.berührtOben(window) || spBall.berührtUnten(window))</text:p>
      <text:p text:style-name="P4"><text:s text:c="9"/>{</text:p>
      <text:p text:style-name="P4"><text:s text:c="12"/>spBall.pralleAbHorizontal();</text:p>
      <text:p text:style-name="P4"><text:s text:c="9"/>}</text:p>
      <text:p text:style-name="P4"/>
      <text:p text:style-name="P14"><text:s text:c="9"/>// Zeichnen</text:p>
      <text:p text:style-name="P4"><text:s text:c="9"/>window.clear();</text:p>
      <text:p text:style-name="P4"><text:s text:c="9"/>spSchlag1.draw(window);</text:p>
      <text:p text:style-name="P4"><text:s text:c="9"/>spSchlag2.draw(window);</text:p>
      <text:p text:style-name="P4"><text:s text:c="9"/>spBall.draw(window);</text:p>
      <text:p text:style-name="P4"><text:s text:c="9"/>window.paintFrame();</text:p>
      <text:p text:style-name="P4"/>
      <text:p text:style-name="P4"/>
      <text:p text:style-name="P16"><text:s text:c="9"/><text:span text:style-name="T2">// Ereignisse: Punkte für Spieler</text:span></text:p>
      <text:p text:style-name="P4"><text:s text:c="9"/>if (spBall.berührtLinks(window))</text:p>
      <text:p text:style-name="P4"><text:s text:c="9"/>{</text:p>
      <text:p text:style-name="P4"><text:s text:c="12"/>window.drawString("Punkt für Spieler 2", 120, 270);</text:p>
      <text:p text:style-name="P4"><text:s text:c="12"/>window.paintFrame();</text:p>
      <text:p text:style-name="P4"><text:s text:c="12"/>window.wait(2000);</text:p>
      <text:p text:style-name="P4"><text:s text:c="12"/>spBall.setPosition(350.0, 250.0);</text:p>
      <text:p text:style-name="P4"><text:s text:c="9"/>}</text:p>
      <text:p text:style-name="P14"><text:s text:c="9"/>// <text:span text:style-name="T8">analog für Berührung mit rechtem Fensterrand</text:span></text:p>
      <text:p text:style-name="P4"><text:s text:c="6"/>}</text:p>
      <text:p text:style-name="P4"><text:s text:c="3"/>}</text:p>
      <text:p text:style-name="P4">}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draw:frame text:anchor-type="paragraph" draw:z-index="0" draw:name="Form1" draw:style-name="gr1" draw:text-style-name="P22" svg:width="1.795cm" svg:height="0.63cm" svg:x="15.196cm" svg:y="0.279cm"><draw:image xlink:href="Pictures/10000000000000580000001F196641809BB809C4.png" xlink:type="simple" xlink:show="embed" xlink:actuate="onLoad" loext:mime-type="image/png"><text:p/></draw:image></draw:frame></text:p>
      <text:p text:style-name="P21"><text:span text:style-name="T10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1">pothmann.de</text:span></text:a><text:span text:style-name="T11">, f</text:span>reigegeben unter <text:a xlink:type="simple" xlink:href="https://creativecommons.org/licenses/by-nc-sa/4.0/" text:style-name="Internet_20_link" text:visited-style-name="Visited_20_Internet_20_Link">CC BY-NC-SA 4.0</text:a>, <text:span text:style-name="T9">Ma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ebb952" officeooo:paragraph-rsid="01ebb952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1e05eba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Get-Methode m. Param. <text:s/>(Lösung)</text:p>
            </table:table-cell>
            <table:table-cell table:style-name="Tabelle1.A1" office:value-type="string">
              <text:p text:style-name="MP2">Seite <text:page-number text:select-page="current">4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6-14T11:16:14.522000000</dc:date>
    <meta:editing-duration>P4DT12H26M31S</meta:editing-duration>
    <meta:editing-cycles>351</meta:editing-cycles>
    <meta:generator>LibreOffice/6.2.5.2$Windows_X86_64 LibreOffice_project/1ec314fa52f458adc18c4f025c545a4e8b22c159</meta:generator>
    <meta:print-date>2020-02-27T15:21:11.827000000</meta:print-date>
    <meta:document-statistic meta:table-count="1" meta:image-count="0" meta:object-count="0" meta:page-count="5" meta:paragraph-count="205" meta:word-count="445" meta:character-count="5006" meta:non-whitespace-character-count="3330"/>
  </office:meta>
</office:document-meta>
</file>